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Ubuntu" officeooo:rsid="00ac0712" officeooo:paragraph-rsid="00ac0712"/>
    </style:style>
    <style:style style:name="P2" style:family="paragraph" style:parent-style-name="Text_20_body">
      <style:text-properties style:font-name="Ubuntu" fo:font-weight="bold" officeooo:rsid="00ac0712" officeooo:paragraph-rsid="00ac0712" style:font-weight-asian="bold" style:font-weight-complex="bold"/>
    </style:style>
    <style:style style:name="P3" style:family="paragraph" style:parent-style-name="Text_20_body" style:list-style-name="L3">
      <style:text-properties style:font-name="Ubuntu" officeooo:rsid="00ac9ccb" officeooo:paragraph-rsid="00ac9ccb"/>
    </style:style>
    <style:style style:name="P4" style:family="paragraph" style:parent-style-name="Text_20_body">
      <style:text-properties style:font-name="Ubuntu" officeooo:paragraph-rsid="00ac0712"/>
    </style:style>
    <style:style style:name="P5" style:family="paragraph" style:parent-style-name="Text_20_body" style:list-style-name="L2">
      <style:text-properties fo:color="#000000" style:font-name="Ubuntu" fo:font-style="normal" fo:font-weight="normal" officeooo:rsid="008554c9" officeooo:paragraph-rsid="00ac0712" style:font-style-asian="normal" style:font-weight-asian="normal" style:font-style-complex="normal" style:font-weight-complex="normal"/>
    </style:style>
    <style:style style:name="P6" style:family="paragraph" style:parent-style-name="Text_20_body">
      <style:text-properties fo:color="#000000" style:font-name="Ubuntu" fo:font-style="normal" fo:font-weight="normal" officeooo:rsid="00800642" officeooo:paragraph-rsid="00ac0712" style:font-style-asian="normal" style:font-weight-asian="normal" style:font-style-complex="normal" style:font-weight-complex="normal"/>
    </style:style>
    <style:style style:name="P7" style:family="paragraph" style:parent-style-name="Text_20_body" style:list-style-name="L2">
      <style:text-properties fo:color="#000000" style:font-name="Ubuntu" fo:font-style="normal" fo:font-weight="normal" officeooo:rsid="00819aa1" officeooo:paragraph-rsid="00ac0712" style:font-style-asian="normal" style:font-weight-asian="normal" style:font-style-complex="normal" style:font-weight-complex="normal"/>
    </style:style>
    <style:style style:name="P8" style:family="paragraph" style:parent-style-name="Text_20_body" style:list-style-name="L2">
      <style:text-properties fo:color="#000000" fo:font-style="normal" fo:font-weight="normal" officeooo:rsid="00819aa1" officeooo:paragraph-rsid="00ac0712" style:font-style-asian="normal" style:font-weight-asian="normal" style:font-style-complex="normal" style:font-weight-complex="normal"/>
    </style:style>
    <style:style style:name="P9" style:family="paragraph" style:parent-style-name="Text_20_body" style:list-style-name="L2">
      <style:text-properties fo:color="#000000" fo:font-style="normal" fo:font-weight="normal" officeooo:rsid="00830db7" officeooo:paragraph-rsid="00ac0712" style:font-style-asian="normal" style:font-weight-asian="normal" style:font-style-complex="normal" style:font-weight-complex="normal"/>
    </style:style>
    <style:style style:name="P10" style:family="paragraph" style:parent-style-name="Text_20_body" style:list-style-name="L2">
      <style:text-properties fo:color="#000000" fo:font-style="normal" fo:font-weight="normal" officeooo:rsid="0084891a" officeooo:paragraph-rsid="00ac0712" style:font-style-asian="normal" style:font-weight-asian="normal" style:font-style-complex="normal" style:font-weight-complex="normal"/>
    </style:style>
    <style:style style:name="P11" style:family="paragraph" style:parent-style-name="Heading_20_2">
      <style:text-properties officeooo:rsid="00ab48ff" officeooo:paragraph-rsid="00ab48ff"/>
    </style:style>
    <style:style style:name="T1" style:family="text">
      <style:text-properties fo:color="#ff6600" style:font-name="Ubuntu" fo:font-style="italic" fo:font-weight="bold" style:font-style-asian="italic" style:font-weight-asian="bold" style:font-style-complex="italic" style:font-weight-complex="bold"/>
    </style:style>
    <style:style style:name="T2" style:family="text">
      <style:text-properties officeooo:rsid="00ac0712"/>
    </style:style>
    <style:style style:name="T3" style:family="text">
      <style:text-properties style:font-name="Ubuntu"/>
    </style:style>
    <style:style style:name="T4" style:family="text">
      <style:text-properties style:font-name="Ubuntu" fo:font-style="italic" style:font-style-asian="italic" style:font-style-complex="italic"/>
    </style:style>
    <style:style style:name="T5" style:family="text">
      <style:text-properties officeooo:rsid="00ace6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2.3. Prueba de navegación</text:h>
      <text:p text:style-name="P1">Existen dos tipos de prueba de navegación:</text:p>
      <text:p text:style-name="P1"/>
      <text:p text:style-name="P2">Prueba de la sintaxis de navegación</text:p>
      <text:p text:style-name="P6">Se prueba cada uno de los mecanismos de navegación de la siguiente forma:</text:p>
      <text:list xml:id="list936205386428693669" text:style-name="L2">
        <text:list-item>
          <text:p text:style-name="P7">Vínculos de navegación, tanto externos como internos<text:line-break/><text:span text:style-name="T2">D</text:span>eben asegurar que se alcanza el contenido o funcionalidad adecuados.</text:p>
        </text:list-item>
        <text:list-item>
          <text:p text:style-name="P8"><text:span text:style-name="T3">Redirecciones<text:line-break/>Gestionan que el usuario introduzca una URL inexistente. </text:span><text:span text:style-name="T1">Se debería mostrar un mensaje de aviso para el usuario y redirigir la navegación a otra página.</text:span></text:p>
          <text:p text:style-name="P7">Por tanto, se prueban URLs incorrectas y comprobar que se manejan bien este tipo de incidencias.</text:p>
        </text:list-item>
        <text:list-item>
          <text:p text:style-name="P9"><text:span text:style-name="T3">Marcas de página<text:line-break/>La </text:span><text:span text:style-name="T4">webapp</text:span><text:span text:style-name="T3"> debe asegurarse de que el título de página al extraerse sea significativo al crear la marca.</text:span></text:p>
        </text:list-item>
        <text:list-item>
          <text:p text:style-name="P10"><text:span text:style-name="T3">Marcos y </text:span><text:span text:style-name="T4">frames<text:line-break/></text:span><text:span text:style-name="T3">Los mecanismos de navegación y despliegue de marcos deben probarse para que tengan el contenido correcto, la plantilla y tamaño adecuados, rendimiento de descargas y compatibilidad con el navegador.</text:span></text:p>
        </text:list-item>
        <text:list-item>
          <text:p text:style-name="P5">Mapa de sitio<text:line-break/>Proporciona una tabla de contenido completa para todas las páginas web. Se debe probar cada vínculo de entrada del mapa de sitio.</text:p>
        </text:list-item>
        <text:list-item>
          <text:p text:style-name="P5">Motores de búsqueda internos<text:line-break/>Permite buscar una palabra clave dentro del sitio web. Se debe probar la precisión y completitud de la búsqueda, las propiedades de manejo de error del motor de búsqueda y las características de búsqueda avanzadas.</text:p>
        </text:list-item>
      </text:list>
      <text:p text:style-name="P1"/>
      <text:p text:style-name="P2">Prueba de la semántica de navegación</text:p>
      <text:p text:style-name="P4"><text:span text:style-name="T5">Para cada USN se deben contestar a las siguientes preguntas:</text:span></text:p>
      <text:list xml:id="list6032656247476201101" text:style-name="L3">
        <text:list-item>
          <text:p text:style-name="P3">¿La USN se logra en su totalidad sin error?</text:p>
        </text:list-item>
        <text:list-item>
          <text:p text:style-name="P3">¿Todo nodo de navegación (definido por una USN) se alcanza dentro del contexto de las rutas de navegación definidas por la USN?</text:p>
        </text:list-item>
        <text:list-item>
          <text:p text:style-name="P3">Si la USN puede lograrse usando más de una ruta de navegación, ¿se probó cada ruta relevante?</text:p>
        </text:list-item>
        <text:list-item>
          <text:p text:style-name="P3"><text:soft-page-break/>Si la interfaz de usuario proporciona una guía para auxiliar en la navegación, ¿las instrucciones son correctas y comprensibles conforme avanza la navegación?</text:p>
        </text:list-item>
        <text:list-item>
          <text:p text:style-name="P3">¿Existe un mecanismo (distinto a la flecha “retroceso” del navegador) para regresar al nodo de navegación anterior y al comienzo de la ruta de navegación?</text:p>
        </text:list-item>
        <text:list-item>
          <text:p text:style-name="P3">¿Los mecanismos de navegación dentro de un gran nodo de navegación (es decir, una página web grande) funcionan de manera adecuada?</text:p>
        </text:list-item>
        <text:list-item>
          <text:p text:style-name="P3">Si una función debe ejecutarse en un nodo y el usuario elige no proporcionar entrada, ¿el resto de la USN puede completarse?</text:p>
        </text:list-item>
        <text:list-item>
          <text:p text:style-name="P3">Si una función debe ejecutarse en un nodo y ocure un error en el procesamiento de la función, ¿la USN puede completarse?</text:p>
        </text:list-item>
        <text:list-item>
          <text:p text:style-name="P3">¿Existe alguna forma para descontinuar la navegación antes de que todos los nodos se hayan alcanzado, pero luego regresar a donde se descontinuó la navegación y avanzar desde aquí?</text:p>
        </text:list-item>
        <text:list-item>
          <text:p text:style-name="P3">¿Todo nodo es alcanzado desde el mapa de sitio? ¿Los nombres de nodo son significativos para los usuarios finales?</text:p>
        </text:list-item>
        <text:list-item>
          <text:p text:style-name="P3">Si un nodo dentro de una USN se alcanza desde alguna fuente externa, ¿es posible avanzar hacia el nodo siguiente en la ruta de navegación? ¿Es posible regresar al nodo anterior en la ruta de navegación?</text:p>
        </text:list-item>
        <text:list-item>
          <text:p text:style-name="P3">¿El usuario entiende su ubicación dentro de la arquitectura de contenido conforme se ejecuta la US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13:52.567758718</meta:creation-date>
    <meta:generator>LibreOffice/4.2.8.2$Linux_X86_64 LibreOffice_project/420m0$Build-2</meta:generator>
    <dc:date>2017-12-16T19:49:28.916824231</dc:date>
    <meta:editing-duration>PT6H5M30S</meta:editing-duration>
    <meta:editing-cycles>168</meta:editing-cycles>
    <meta:document-statistic meta:table-count="0" meta:image-count="0" meta:object-count="0" meta:page-count="2" meta:paragraph-count="25" meta:word-count="502" meta:character-count="2949" meta:non-whitespace-character-count="2480"/>
  </office:meta>
</office:document-meta>
</file>